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mat: Rozproszony system do segmentacji sygnału mowy</text:p>
      <text:p text:style-name="Preformatted_20_Text"/>
      <text:p text:style-name="Preformatted_20_Text">Aplikacja kliencka:</text:p>
      <text:p text:style-name="Preformatted_20_Text">- upload danych w postaci wave na serwer</text:p>
      <text:p text:style-name="Preformatted_20_Text">- download danych opisowych danego pliku wave</text:p>
      <text:p text:style-name="Preformatted_20_Text">- wizualizacja wybranego sygnału audio (postać czasowa, postać częstotliwościowa)</text:p>
      <text:p text:style-name="Preformatted_20_Text">- możliwość wysegmentowania fragmentu z danego pliku audio (zaznaczenie początku i końca segmentowanego fragmentu wraz z granicami fonemowymi) </text:p>
      <text:p text:style-name="Preformatted_20_Text">- kodowanie transmisji</text:p>
      <text:p text:style-name="Preformatted_20_Text">-...?</text:p>
      <text:p text:style-name="Preformatted_20_Text"/>
      <text:p text:style-name="Preformatted_20_Text">Aplikacja serwerowa:</text:p>
      <text:p text:style-name="Preformatted_20_Text">- odbiór/wysył danych z/do app klienckiej</text:p>
      <text:p text:style-name="Preformatted_20_Text">- dostarczenie informacji na temat wgranych nagrań na serwer</text:p>
      <text:p text:style-name="Preformatted_20_Text">- obliczanie krótkoczasowej transformaty Fouriera (spektrogramu) dla wybranego okna czasowego analizowanego sygnału audio</text:p>
      <text:p text:style-name="Preformatted_20_Text">-...?</text:p>
      <text:p text:style-name="Preformatted_20_Text"/>
      <text:p text:style-name="Preformatted_20_Text">TODO:</text:p>
      <text:p text:style-name="Preformatted_20_Text">- ekrany aplikacji (wizualizacja strony klienta)</text:p>
      <text:p text:style-name="Preformatted_20_Text">- określenie technologii</text:p>
      <text:p text:style-name="Preformatted_20_Text">- przygotowanie prototypu technicznego głównych funkcjonalności</text:p>
      <text:p text:style-name="P1">-...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55:35.135070698</meta:creation-date>
    <dc:date>2018-10-22T12:56:19.775871380</dc:date>
    <meta:editing-duration>PT49S</meta:editing-duration>
    <meta:editing-cycles>1</meta:editing-cycles>
    <meta:document-statistic meta:table-count="0" meta:image-count="0" meta:object-count="0" meta:page-count="1" meta:paragraph-count="18" meta:word-count="103" meta:character-count="800" meta:non-whitespace-character-count="714"/>
    <meta:generator>LibreOffice/6.0.3.2$Linux_X86_64 LibreOffice_project/00m0$Build-2</meta:generator>
  </office:meta>
</office:document-meta>
</file>